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2f0c" officeooo:paragraph-rsid="001d2f0c"/>
    </style:style>
    <style:style style:name="P2" style:family="paragraph" style:parent-style-name="Standard">
      <style:text-properties officeooo:rsid="001eaab2" officeooo:paragraph-rsid="001eaab2"/>
    </style:style>
    <style:style style:name="P3" style:family="paragraph" style:parent-style-name="Standard">
      <style:text-properties officeooo:rsid="001f24a9" officeooo:paragraph-rsid="001f24a9"/>
    </style:style>
    <style:style style:name="P4" style:family="paragraph" style:parent-style-name="Standard">
      <style:text-properties officeooo:rsid="001fb6b8" officeooo:paragraph-rsid="001fb6b8"/>
    </style:style>
    <style:style style:name="P5" style:family="paragraph" style:parent-style-name="Standard">
      <style:text-properties officeooo:rsid="0021a1ff" officeooo:paragraph-rsid="0021a1ff"/>
    </style:style>
    <style:style style:name="P6" style:family="paragraph" style:parent-style-name="Standard">
      <style:text-properties officeooo:rsid="0023b957" officeooo:paragraph-rsid="0023b957"/>
    </style:style>
    <style:style style:name="P7" style:family="paragraph" style:parent-style-name="Standard">
      <style:text-properties officeooo:rsid="0025b5a7" officeooo:paragraph-rsid="0025b5a7"/>
    </style:style>
    <style:style style:name="P8" style:family="paragraph" style:parent-style-name="Standard">
      <style:text-properties officeooo:rsid="002666ab" officeooo:paragraph-rsid="002666ab"/>
    </style:style>
    <style:style style:name="T1" style:family="text">
      <style:text-properties officeooo:rsid="002379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s archivos dados serán para crear los contenedores la maquina virtual, el docker siendo el archivo mas importante que nos servira para restaurar la maquina en caso de que fallase </text:p>
      <text:p text:style-name="P1"/>
      <text:p text:style-name="P1">aplicaciones para la empresa, un ejemplo seria la de odo, un simil seria wordpress con su parte web y su base de datos.</text:p>
      <text:p text:style-name="P1"/>
      <text:p text:style-name="P1"/>
      <text:p text:style-name="P1">Presentacion SGE</text:p>
      <text:p text:style-name="P1"/>
      <text:p text:style-name="P1">la base de datos que veremos es gratuita pero que cuenta con potencial de un sistema de pago (postgreSQL) , la usaremos junto a odo (recomendación familiarizarnos con mariadb) </text:p>
      <text:p text:style-name="P1"/>
      <text:p text:style-name="P2">pgdata donde almacena la informacion, es una varible</text:p>
      <text:p text:style-name="P2">un cluster almacena su inf en undirectorio pgdata</text:p>
      <text:p text:style-name="P2"/>
      <text:p text:style-name="P2">wal seria como un backup en base a registros, algo que podamos reconstruir pese a peder o que se rompa algun disco </text:p>
      <text:p text:style-name="P2"/>
      <text:p text:style-name="P2">tenemos dos instrucciones y se rompe un disco pero si tenemos un wal podremos reconstruir los datos en base a las acciones que se hayan hecho previamens, en base a los registros. </text:p>
      <text:p text:style-name="P2">Sirve para sincronizar bases de datos, una forma de sincronizar es que la base de datos maestra le envie el wal a la esclava, sin necesidad de utilizar sistemas sincronos podemos conseguir una replicacion</text:p>
      <text:p text:style-name="P2"/>
      <text:p text:style-name="P4">tenemos diferentes formas de instalacion</text:p>
      <text:p text:style-name="P4"/>
      <text:p text:style-name="P4">lo haremos con el software odo postgresql y en contenedores para no molestar a otras aplicaciones</text:p>
      <text:p text:style-name="P4"/>
      <text:p text:style-name="P4">teniendolo instalado podemos gestionarlo con los comandos del sistema operativo, en linux tenemos la variante de los comandos</text:p>
      <text:p text:style-name="P4"/>
      <text:p text:style-name="P4">tenemos un programa especifico para gestionar un cluster pg_ctl seguido de los comandos de la presentacion </text:p>
      <text:p text:style-name="P4">initdb es para resetearlo rehacer la estructura y cargar una nueva</text:p>
      <text:p text:style-name="P4"/>
      <text:p text:style-name="P4">una vez instalada la base de datos arranca una serie de procesos, no es solo uno sino varios que tienen diferentes funciones</text:p>
      <text:p text:style-name="P4">checkpointer proceso que crea puntos seguros para la recuperacion, coge procesos de la ram y los pasa al disco, ineficiente seria que fuese a la base de datos leyese lo copiase y lo mandase de nuevo al disco</text:p>
      <text:p text:style-name="P4">autovacuum launcher es optativo creamos lista de alumnos damos de alta a juan y se crea un registro en memoria creamos juan…. Si borramos juan borramos un registro esto no borra el espacio, sigue estando ese espacio perdido aunque no tenga nada, el proceso este tratara de depurar esto </text:p>
      <text:p text:style-name="P4"/>
      <text:p text:style-name="P5">las estadisticas tendran un papel clave a la hora de optimizar el rendimiento de una pagina web con base de datos por ejemplo en el tiempo de respuesta </text:p>
      <text:p text:style-name="P5"/>
      <text:p text:style-name="P5">para conectarnos a la base de datos de postgreSQL <text:span text:style-name="T1">tiene un sistema de seguridad que gestiona ips o usuarios </text:span></text:p>
      <text:p text:style-name="P4"/>
      <text:p text:style-name="P6">cuando nos conectamos al sistema de gestion de base de datos</text:p>
      <text:p text:style-name="P6"><text:soft-page-break/>el problema de postgres es que nos conectamos solo a una base de datos, no al sistema gestor de base de datos, cuando creamos toda la parafernalia se crea unas plantillas-base de datos que seran las que nos permitan conectarnos que seran las que usaremos al principio para esto</text:p>
      <text:p text:style-name="P6"/>
      <text:p text:style-name="P6">un diferenciador con oracle es que para mejorar el funcionamiento utiliza un sistema de ficheros, en vez de machacar el disco, tenemos diferentes directorios es importante conocerlos porque cuando casca algo podemos recuperar lo necesario aislando la parte corrupta</text:p>
      <text:p text:style-name="P6">tenemos nuestro directorio propio y esto.</text:p>
      <text:p text:style-name="P6">Tenemos unos datos en tiempo real y otros datos secundarios que no nos importan demasiado, a lo mejor tenemos un directorio en un disco mecanico y nos gustaria que parte fuera lento y otra mas rapida esto son lo tablespaces, los datos estan enjalaulados y los que queramos que vayan mas rapidos los cambiaremos de forma manual poniendolos en enlaces “rapidos”</text:p>
      <text:p text:style-name="P6"/>
      <text:p text:style-name="P3">procederemos a instalar vagrant</text:p>
      <text:p text:style-name="P3"/>
      <text:p text:style-name="P7">una vez instalado esto no sera un programa con icono se instalara a nivel de cmd</text:p>
      <text:p text:style-name="P7"/>
      <text:p text:style-name="P7">teniendo la carpeta proporcionada en clase DAM2-SGE accederemos a este dirtectorio desde cmd despues entraremos en la siguiente carpeta y por ultimo usaremos el comando vagrant -v</text:p>
      <text:p text:style-name="P7"/>
      <text:p text:style-name="P8">tenemos diferentos comando en este caso para apagar la maquina sera vagrant halt</text:p>
      <text:p text:style-name="P8">para conocer informacion acerca de nuestra maquina vagrant global-status</text:p>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0T11:01:28.581000000</meta:creation-date>
    <dc:date>2021-09-10T12:41:02.500000000</dc:date>
    <meta:editing-duration>PT15M1S</meta:editing-duration>
    <meta:editing-cycles>4</meta:editing-cycles>
    <meta:generator>LibreOffice/7.0.6.2$Windows_X86_64 LibreOffice_project/144abb84a525d8e30c9dbbefa69cbbf2d8d4ae3b</meta:generator>
    <meta:document-statistic meta:table-count="0" meta:image-count="0" meta:object-count="0" meta:page-count="2" meta:paragraph-count="29" meta:word-count="645" meta:character-count="3847" meta:non-whitespace-character-count="3223"/>
  </office:meta>
</office:document-meta>
</file>